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6pt" style:font-size-asian="16pt" style:font-size-complex="16pt"/>
    </style:style>
    <style:style style:name="P2" style:parent-style-name="Normal" style:family="paragraph">
      <style:paragraph-properties fo:text-align="center"/>
      <style:text-properties fo:font-size="16pt" style:font-size-asian="16pt" style:font-size-complex="16pt"/>
    </style:style>
    <style:style style:name="P3" style:parent-style-name="Normal" style:family="paragraph">
      <style:paragraph-properties fo:text-align="center"/>
      <style:text-properties fo:font-size="16pt" style:font-size-asian="16pt" style:font-size-complex="16pt"/>
    </style:style>
    <style:style style:name="P4" style:parent-style-name="Normal" style:family="paragraph">
      <style:paragraph-properties fo:text-align="center"/>
      <style:text-properties fo:font-size="16pt" style:font-size-asian="16pt" style:font-size-complex="16pt"/>
    </style:style>
    <style:style style:name="P5" style:parent-style-name="Normal" style:family="paragraph">
      <style:paragraph-properties fo:text-align="center"/>
    </style:style>
    <style:style style:name="P6" style:parent-style-name="Normal" style:family="paragraph">
      <style:text-properties fo:font-size="13pt" style:font-size-asian="13pt" style:font-size-complex="13pt"/>
    </style:style>
    <style:style style:name="P7" style:parent-style-name="Normal" style:family="paragraph">
      <style:text-properties fo:font-size="13pt" style:font-size-asian="13pt" style:font-size-complex="13pt"/>
    </style:style>
    <style:style style:name="P8" style:parent-style-name="Normal" style:family="paragraph">
      <style:text-properties fo:font-size="13pt" style:font-size-asian="13pt" style:font-size-complex="13pt"/>
    </style:style>
    <style:style style:name="P9" style:parent-style-name="Normal" style:family="paragraph">
      <style:text-properties fo:font-size="13pt" style:font-size-asian="13pt" style:font-size-complex="13pt"/>
    </style:style>
    <style:style style:name="P10" style:parent-style-name="Normal" style:family="paragraph">
      <style:text-properties fo:font-size="13pt" style:font-size-asian="13pt" style:font-size-complex="13pt"/>
    </style:style>
    <style:style style:name="P11" style:parent-style-name="Normal" style:family="paragraph">
      <style:text-properties fo:font-size="13pt" style:font-size-asian="13pt" style:font-size-complex="13pt"/>
    </style:style>
    <style:style style:name="T12" style:parent-style-name="Policepardéfaut" style:family="text">
      <style:text-properties fo:font-size="13pt" style:font-size-asian="13pt" style:font-size-complex="13pt"/>
    </style:style>
    <style:style style:name="T13" style:parent-style-name="Policepardéfaut" style:family="text">
      <style:text-properties fo:font-size="13pt" style:font-size-asian="13pt" style:font-size-complex="13pt"/>
    </style:style>
  </office:automatic-styles>
  <office:body>
    <office:text text:use-soft-page-breaks="true">
      <text:p text:style-name="P1">Gestion de projet : Cahier des charges</text:p>
      <text:p text:style-name="P2"/>
      <text:p text:style-name="P3">Sujet : L’analyse statistique de la Formula 1.<text:s/></text:p>
      <text:p text:style-name="P4">Participant : Zouzou Alya, Martinez Lucas, Vedel Alvin</text:p>
      <text:p text:style-name="P5">Lien du jeu de D :<text:s/><text:a xlink:href="https://www.kaggle.com/datasets/rohanrao/formula-1-world-championship-1950-2020" office:target-frame-name="_top" xlink:show="replace"><text:span text:style-name="Lienhypertexte">https://www.kaggle.com/datasets/rohanrao/formula-1-world-championship-1950-2020</text:span></text:a></text:p>
      <text:p text:style-name="Normal"/>
      <text:p text:style-name="Normal"/>
      <text:p text:style-name="P6">Dans le cadre du cours de Gestion de projet, notre groupe s’intéresse aux données de la Formula 1 avec pour but la production d’informations statistiques autour de ce sport pouvant se montrer imprévisible : tant par les potentiels accidents ou erreurs des pilotes, les différences mécaniques, etc.</text:p>
      <text:p text:style-name="P7"/>
      <text:p text:style-name="P8">Ce projet vise un public amateur de<text:s/>F1 désirant consulter<text:s/>une base de données propre et facile d’utilisation, c’est une démarche déjà proposé par le grand MotosportStat mais afin de se démarquer nous souhaitions pousser l’analyse statistique avec un système de prévision estimant le vainqueur potentiel des prochaines courses.<text:s/></text:p>
      <text:p text:style-name="P9"/>
      <text:p text:style-name="P10">En termes d’organisation, nous avons décidé de partager le rôle de chef de projet selon ses étapes majeurs en imposant si nécessaire des deadlines aux autres membres du groupe sur la partie dont nous serons en charge.</text:p>
      <text:p text:style-name="P11">Nous n’avons à notre disposition que nos ordinateurs personnels mais aucun budget si ce n’est l’éventuel hébergement du site, aucun gain n’est prévu.<text:s/></text:p>
      <text:p text:style-name="Normal"><text:span text:style-name="T12">Les délais sont imposés par l’équipe enseignante avec la remise du dossier du projet avant décembre et l</text:span><text:span text:style-name="T13">a finalisation de l’application pour début mai. Ce qui représente un maximum de 8 mois. L’échéancier sera à prévoir et détaillé dans le cahier des charges</text:span>.<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ontenu du cahier des charges :</text:p>
      <text:p text:style-name="Normal"/>
      <text:p text:style-name="Normal">Le projet s’inscrit dans le cadre de notre<text:s/>année de L3 afin de nous apprendre à gérer un projet, temporellement ou logistiquement parlant et mettre en pratique l’apprentissage de programmation web du second semestre.</text:p>
      <text:p text:style-name="Normal">La stratégie du roulement de chef de projet permet à chacun d’assurer les responsabilités de ce rôle tout en évitant que tout repose sur une seule personne, elle permet également une optimisation des étapes en les attribuant selon nos propres connaissances et capacités dans le groupe hétérogène et complémentaire que nous formons.</text:p>
      <text:p text:style-name="Normal"/>
      <text:p text:style-name="Normal">Notre<text:s/>projet répond à une recherche d’informations, notre but à nous étant de fournir ces informations de la manière la plus simple et confortable possible pour les divers clients intéressés par la Formula 1. L’aspect prévisionnel apporte des informations supplémentaires étoffant notre application.<text:s/></text:p>
      <text:p text:style-name="Normal">Les critères de satisfaction tiennent surtout à la présence d’une plateforme web, une base de données fonctionnelle et l’accès aux statistiques tirés de cette derniè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font-size="12pt" style:font-size-asian="12pt" style:font-size-complex="12pt"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2-09-25T09:45:00Z</meta:creation-date>
    <dc:date>2022-09-26T11:11:00Z</dc:date>
    <meta:template xlink:href="Normal.dotm" xlink:type="simple"/>
    <meta:editing-cycles>4</meta:editing-cycles>
    <meta:editing-duration>PT2100S</meta:editing-duration>
    <meta:document-statistic meta:page-count="1" meta:paragraph-count="5" meta:word-count="410" meta:character-count="2664" meta:row-count="18" meta:non-whitespace-character-count="2259"/>
  </office:meta>
</office:document-meta>
</file>